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57629" officeooo:paragraph-rsid="00157629"/>
    </style:style>
    <style:style style:name="P2" style:family="paragraph" style:parent-style-name="Standard">
      <style:text-properties fo:font-weight="bold" officeooo:rsid="0015bf81" officeooo:paragraph-rsid="0015bf81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0e1116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0e1116" loext:opacity="100%" style:font-name="apple-system" fo:font-size="12pt" fo:letter-spacing="normal" fo:font-style="normal" fo:font-weight="normal" officeooo:rsid="0015bf81" officeooo:paragraph-rsid="0015bf81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0e1116" loext:opacity="100%" style:font-name="ui-monospace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e1116" loext:opacity="100%" style:font-name="apple-system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le.table → coloca os dados numa tabela.</text:p>
      <text:p text:style-name="P1"/>
      <text:p text:style-name="P2">1) Encontre o index através do valor do elemento</text:p>
      <text:p text:style-name="P5">Escreva uma algoritmo que recebe 2 parâmetros:</text:p>
      <text:list xml:id="list317091766" text:style-name="L1">
        <text:list-item>
          <text:p text:style-name="P4">Um array contendo um conjunto de números</text:p>
        </text:list-item>
        <text:list-item>
          <text:p text:style-name="P4">O valor de um desses elementos</text:p>
        </text:list-item>
      </text:list>
      <text:p text:style-name="P3">Procure esse elemento dentro do array, e imprima no terminal a posição index em que o elemento encontra-se.</text:p>
      <text:p text:style-name="P3">Caso não o encontre, imprima:</text:p>
      <text:p text:style-name="P6"><text:span text:style-name="Source_20_Text"><text:span text:style-name="T1">"Elemento não encontrado no array"</text:span></text:span></text:p>
      <text:p text:style-name="P2"/>
      <text:p text:style-name="P2">===================================</text:p>
      <text:p text:style-name="P2"/>
      <text:p text:style-name="P2">2) Retorne os números ímpares</text:p>
      <text:p text:style-name="P5">A Dora aventureira gostaria de ter uma lista com todos o números ímpares entre 1 e 50.</text:p>
      <text:p text:style-name="P3">Escreva um algoritmo que imprima no terminal uma string com todos os números inteiros ímpares desse intervalo.</text:p>
      <text:p text:style-name="P3">Use a seguinte estrutura na impressão:</text:p>
      <text:p text:style-name="P6"><text:span text:style-name="Source_20_Text"><text:span text:style-name="T1">"x, y, z, ...n"</text:span></text:span></text:p>
      <text:p text:style-name="P2"/>
      <text:p text:style-name="P2">===================================</text:p>
      <text:p text:style-name="P2"/>
      <text:p text:style-name="P2">3) Números divisíveis por 3</text:p>
      <text:p text:style-name="P5">Escreva um algoritmo que cria uma sequência numérica de inteiros com intervalo de 1 entre eles. O algoritmo deve receber antes de criar essa sequência, o valor inicial e final.</text:p>
      <text:p text:style-name="P3">Conte os números divisíveis por 3 da sequência e imprima no terminal condicionando:</text:p>
      <text:p text:style-name="P3">Se houver 50 ou mais:</text:p>
      <text:p text:style-name="P6"><text:span text:style-name="Source_20_Text"><text:span text:style-name="T1">"Há 50 ou mais números diviseis por 3"</text:span></text:span></text:p>
      <text:p text:style-name="P6"><text:span text:style-name="T2">Caso o contrário: </text:span><text:span text:style-name="Source_20_Text"><text:span text:style-name="T1">"Sequência muito pequena."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3:03:54.434253002</meta:creation-date>
    <dc:date>2022-08-22T13:13:49.938324879</dc:date>
    <meta:editing-duration>PT9M5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1" meta:word-count="184" meta:character-count="1117" meta:non-whitespace-character-count="956"/>
  </office:meta>
</office:document-meta>
</file>